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9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3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4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8" style:family="table-cell" style:parent-style-name="Heading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39" style:family="table-cell" style:parent-style-name="Tabela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40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1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2" style:family="table-cell" style:parent-style-name="Separador" style:data-style-name="N146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43" style:family="table-cell" style:parent-style-name="Separador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9" style:family="table-cell" style:parent-style-name="Heading" style:data-style-name="N146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50" style:family="table-cell" style:parent-style-name="Tabela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7" style:family="table-cell" style:parent-style-name="Tabela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2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6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7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77" style:family="table-cell" style:parent-style-name="Default">
      <style:text-properties fo:font-size="12pt"/>
    </style:style>
    <style:style style:name="ce8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3"/>
        <table:table-column table:style-name="co2" table:default-cell-style-name="ce37"/>
        <table:table-column table:style-name="co3" table:default-cell-style-name="ce41"/>
        <table:table-column table:style-name="co4" table:default-cell-style-name="ce41"/>
        <table:table-column table:style-name="co5" table:default-cell-style-name="ce46"/>
        <table:table-column table:style-name="co6" table:default-cell-style-name="ce41"/>
        <table:table-column table:style-name="co7" table:default-cell-style-name="ce33"/>
        <table:table-column table:style-name="co8" table:default-cell-style-name="ce41"/>
        <table:table-column table:style-name="co9" table:default-cell-style-name="ce46"/>
        <table:table-column table:style-name="co10" table:number-columns-repeated="55" table:default-cell-style-name="ce77"/>
        <table:table-row table:style-name="ro1">
          <table:table-cell table:style-name="ce29" office:value-type="string" calcext:value-type="string">
            <text:p>DATA</text:p>
          </table:table-cell>
          <table:table-cell table:style-name="ce34" office:value-type="string" calcext:value-type="string">
            <text:p>NF - SERV. PROD. </text:p>
          </table:table-cell>
          <table:table-cell table:style-name="ce38" office:value-type="string" calcext:value-type="string">
            <text:p>R$</text:p>
          </table:table-cell>
          <table:table-cell table:style-name="ce42"/>
          <table:table-cell table:style-name="ce34" office:value-type="string" calcext:value-type="string">
            <text:p>PAGO</text:p>
          </table:table-cell>
          <table:table-cell table:style-name="ce38" office:value-type="string" calcext:value-type="string">
            <text:p>VALOR</text:p>
          </table:table-cell>
          <table:table-cell table:style-name="ce29" office:value-type="string" calcext:value-type="string">
            <text:p>DATA</text:p>
          </table:table-cell>
          <table:table-cell table:style-name="ce49" office:value-type="string" calcext:value-type="string">
            <text:p>SALDO DEVEDOR</text:p>
          </table:table-cell>
          <table:table-cell table:style-name="ce34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30" office:value-type="date" office:date-value="2025-07-31" calcext:value-type="date">
            <text:p>31/07/2025</text:p>
          </table:table-cell>
          <table:table-cell table:style-name="ce35" office:value-type="string" calcext:value-type="string">
            <text:p>Mens. 07/2025 (A.C.)</text:p>
          </table:table-cell>
          <table:table-cell table:style-name="ce39" office:value-type="float" office:value="100" calcext:value-type="float">
            <text:p>100,00</text:p>
          </table:table-cell>
          <table:table-cell table:style-name="ce43"/>
          <table:table-cell table:style-name="ce44" office:value-type="string" calcext:value-type="string">
            <text:p>pg</text:p>
          </table:table-cell>
          <table:table-cell table:style-name="ce39" office:value-type="float" office:value="100" calcext:value-type="float">
            <text:p>100,00</text:p>
          </table:table-cell>
          <table:table-cell table:style-name="ce30" office:value-type="date" office:date-value="2025-09-03" calcext:value-type="date">
            <text:p>03/09/2025</text:p>
          </table:table-cell>
          <table:table-cell table:style-name="ce50" table:formula="of:=[.C2]-[.F2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5-08-31" calcext:value-type="date">
            <text:p>31/08/2025</text:p>
          </table:table-cell>
          <table:table-cell table:style-name="ce35" office:value-type="string" calcext:value-type="string">
            <text:p>Mens. 08/2025 (A.C.)</text:p>
          </table:table-cell>
          <table:table-cell table:style-name="ce39" office:value-type="float" office:value="100" calcext:value-type="float">
            <text:p>100,00</text:p>
          </table:table-cell>
          <table:table-cell table:style-name="ce43"/>
          <table:table-cell table:style-name="ce44" office:value-type="string" calcext:value-type="string">
            <text:p>pg</text:p>
          </table:table-cell>
          <table:table-cell table:style-name="ce39" office:value-type="float" office:value="100" calcext:value-type="float">
            <text:p>100,00</text:p>
          </table:table-cell>
          <table:table-cell table:style-name="ce30" office:value-type="date" office:date-value="2025-09-26" calcext:value-type="date">
            <text:p>26/09/2025</text:p>
          </table:table-cell>
          <table:table-cell table:style-name="ce50" table:formula="of:=[.C3]-[.F3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5-09-30" calcext:value-type="date">
            <text:p>30/09/2025</text:p>
          </table:table-cell>
          <table:table-cell table:style-name="ce35" office:value-type="string" calcext:value-type="string">
            <text:p>Mens. 09/2025 (A.C.)</text:p>
          </table:table-cell>
          <table:table-cell table:style-name="ce39" office:value-type="float" office:value="100" calcext:value-type="float">
            <text:p>100,00</text:p>
          </table:table-cell>
          <table:table-cell table:style-name="ce43"/>
          <table:table-cell table:style-name="ce44" office:value-type="string" calcext:value-type="string">
            <text:p>pg</text:p>
          </table:table-cell>
          <table:table-cell table:style-name="ce39" office:value-type="float" office:value="100" calcext:value-type="float">
            <text:p>100,00</text:p>
          </table:table-cell>
          <table:table-cell table:style-name="ce30" office:value-type="date" office:date-value="2025-10-30" calcext:value-type="date">
            <text:p>30/10/2025</text:p>
          </table:table-cell>
          <table:table-cell table:style-name="ce50" table:formula="of:=[.C4]-[.F4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5-10-31" calcext:value-type="date">
            <text:p>31/10/2025</text:p>
          </table:table-cell>
          <table:table-cell table:style-name="ce35" office:value-type="string" calcext:value-type="string">
            <text:p>Mens. 10/2025 (A.C.)</text:p>
          </table:table-cell>
          <table:table-cell table:style-name="ce39" office:value-type="float" office:value="100" calcext:value-type="float">
            <text:p>100,00</text:p>
          </table:table-cell>
          <table:table-cell table:style-name="ce43"/>
          <table:table-cell table:style-name="ce44" office:value-type="string" calcext:value-type="string">
            <text:p>pg</text:p>
          </table:table-cell>
          <table:table-cell table:style-name="ce39" office:value-type="float" office:value="100" calcext:value-type="float">
            <text:p>100,00</text:p>
          </table:table-cell>
          <table:table-cell table:style-name="ce30" office:value-type="date" office:date-value="2025-11-26" calcext:value-type="date">
            <text:p>26/11/2025</text:p>
          </table:table-cell>
          <table:table-cell table:style-name="ce50" table:formula="of:=[.C5]-[.F5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5-11-30" calcext:value-type="date">
            <text:p>30/11/2025</text:p>
          </table:table-cell>
          <table:table-cell table:style-name="ce35" office:value-type="string" calcext:value-type="string">
            <text:p>Mens. 11/2025 (A.C.)</text:p>
          </table:table-cell>
          <table:table-cell table:style-name="ce39" office:value-type="float" office:value="100" calcext:value-type="float">
            <text:p>100,00</text:p>
          </table:table-cell>
          <table:table-cell table:style-name="ce43"/>
          <table:table-cell table:style-name="ce44" office:value-type="string" calcext:value-type="string">
            <text:p>pg</text:p>
          </table:table-cell>
          <table:table-cell table:style-name="ce39" office:value-type="float" office:value="100" calcext:value-type="float">
            <text:p>100,00</text:p>
          </table:table-cell>
          <table:table-cell table:style-name="ce30" office:value-type="date" office:date-value="2025-12-18" calcext:value-type="date">
            <text:p>18/12/2025</text:p>
          </table:table-cell>
          <table:table-cell table:style-name="ce50" table:formula="of:=[.C6]-[.F6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5-12-31" calcext:value-type="date">
            <text:p>31/12/2025</text:p>
          </table:table-cell>
          <table:table-cell table:style-name="ce35" office:value-type="string" calcext:value-type="string">
            <text:p>Mens. 12/2025 (A.C.)</text:p>
          </table:table-cell>
          <table:table-cell table:style-name="ce39" office:value-type="float" office:value="100" calcext:value-type="float">
            <text:p>100,00</text:p>
          </table:table-cell>
          <table:table-cell table:style-name="ce43"/>
          <table:table-cell table:style-name="ce44" office:value-type="string" calcext:value-type="string">
            <text:p>não</text:p>
          </table:table-cell>
          <table:table-cell table:style-name="ce39" office:value-type="float" office:value="0" calcext:value-type="float">
            <text:p>-</text:p>
          </table:table-cell>
          <table:table-cell table:style-name="ce30"/>
          <table:table-cell table:style-name="ce50" table:formula="of:=[.C7]-[.F7]" office:value-type="float" office:value="100" calcext:value-type="float">
            <text:p>100,00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6-01-31" calcext:value-type="date">
            <text:p>31/01/2026</text:p>
          </table:table-cell>
          <table:table-cell table:style-name="ce35" office:value-type="string" calcext:value-type="string">
            <text:p>Mens. 01/2026 (A.C.)</text:p>
          </table:table-cell>
          <table:table-cell table:style-name="ce39" office:value-type="float" office:value="100" calcext:value-type="float">
            <text:p>100,00</text:p>
          </table:table-cell>
          <table:table-cell table:style-name="ce43"/>
          <table:table-cell table:style-name="ce44" office:value-type="string" calcext:value-type="string">
            <text:p>não</text:p>
          </table:table-cell>
          <table:table-cell table:style-name="ce39" office:value-type="float" office:value="0" calcext:value-type="float">
            <text:p>-</text:p>
          </table:table-cell>
          <table:table-cell table:style-name="ce30"/>
          <table:table-cell table:style-name="ce50" table:formula="of:=[.C8]-[.F8]" office:value-type="float" office:value="100" calcext:value-type="float">
            <text:p>100,00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1" table:number-columns-repeated="6"/>
          <table:table-cell table:style-name="ce47" office:value-type="string" calcext:value-type="string">
            <text:p>TOTAL</text:p>
          </table:table-cell>
          <table:table-cell table:style-name="ce57" table:formula="of:=SUM([.H2:.H8])" office:value-type="float" office:value="200" calcext:value-type="float">
            <text:p>200,00</text:p>
          </table:table-cell>
          <table:table-cell table:style-name="ce66"/>
          <table:table-cell table:number-columns-repeated="55"/>
        </table:table-row>
        <table:table-row table:style-name="ro2">
          <table:table-cell table:style-name="ce32"/>
          <table:table-cell table:style-name="ce36"/>
          <table:table-cell table:style-name="ce40" table:number-columns-repeated="2"/>
          <table:table-cell table:style-name="ce45"/>
          <table:table-cell table:style-name="ce40"/>
          <table:table-cell table:style-name="ce48"/>
          <table:table-cell table:style-name="ce40"/>
          <table:table-cell table:style-name="ce70"/>
          <table:table-cell table:number-columns-repeated="55"/>
        </table:table-row>
        <table:table-row table:style-name="ro2">
          <table:table-cell table:style-name="ce32"/>
          <table:table-cell table:number-columns-repeated="63"/>
        </table:table-row>
        <table:table-row table:style-name="ro3" table:number-rows-repeated="2">
          <table:table-cell table:style-name="ce32"/>
          <table:table-cell table:number-columns-repeated="63"/>
        </table:table-row>
        <table:table-row table:style-name="ro3" table:number-rows-repeated="31977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number number:decimal-places="2" number:min-decimal-places="2" number:min-integer-digits="1" number:grouping="true"/>
      <number:text> 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17P0"/>
    </number:number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0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23P0" style:volatile="true">
      <number:text>R$""""""""""""""""</number:text>
      <number:number number:decimal-places="2" number:min-decimal-places="2" number:min-integer-digits="1" number:grouping="true"/>
    </number:number-style>
    <number:number-style style:name="N123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3">
      <number:text>R$-""""""""""""""""</number:text>
      <number:number number:decimal-places="0" number:min-decimal-places="0" number:min-integer-digits="0"/>
      <style:map style:condition="value()&gt;0" style:apply-style-name="N123P0"/>
      <style:map style:condition="value()&lt;0" style:apply-style-name="N123P1"/>
    </number:number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7P0" style:volatile="true">
      <number:text>R$""""""""""""""""</number:text>
      <number:number number:decimal-places="0" number:min-decimal-places="0" number:min-integer-digits="1" number:grouping="true"/>
    </number:number-style>
    <number:number-style style:name="N127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7">
      <number:text>R$-""""""""""""""""</number:text>
      <style:map style:condition="value()&gt;0" style:apply-style-name="N127P0"/>
      <style:map style:condition="value()&lt;0" style:apply-style-name="N127P1"/>
    </number:number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9P0" style:volatile="true">
      <number:text>R$""""""""""""""""</number:text>
      <number:number number:decimal-places="2" number:min-decimal-places="2" number:min-integer-digits="1" number:grouping="true"/>
    </number:number-style>
    <number:number-style style:name="N129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2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32">
      <number:text>R$-""""""""""""""""""""""""""""""""</number:text>
      <style:map style:condition="value()&gt;0" style:apply-style-name="N132P0"/>
      <style:map style:condition="value()&lt;0" style:apply-style-name="N132P1"/>
    </number:number-style>
    <number:number-style style:name="N13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3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R$""""""""""""""""</number:text>
      <number:number number:decimal-places="0" number:min-decimal-places="0" number:min-integer-digits="1" number:grouping="true"/>
    </number:number-style>
    <number:number-style style:name="N134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5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date-style style:name="N136">
      <number:day number:style="long"/>
      <number:text>.</number:text>
      <number:month number:style="long"/>
      <number:text>.</number:text>
      <number:year/>
    </number:date-style>
    <number:date-style style:name="N137">
      <number:month number:textual="true"/>
      <number:text> </number:text>
      <number:year/>
    </number:date-style>
    <number:time-style style:name="N138">
      <number:minutes number:style="long"/>
      <number:text>:</number:text>
      <number:seconds number:style="long"/>
      <number:text>,</number:text>
    </number:time-style>
    <number:number-style style:name="N140P0" style:volatile="true">
      <number:number number:decimal-places="0" number:min-decimal-places="0" number:min-integer-digits="1" number:grouping="true"/>
    </number:number-style>
    <number:number-style style:name="N14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0">
      <number:text>-</number:text>
      <style:map style:condition="value()&gt;0" style:apply-style-name="N140P0"/>
      <style:map style:condition="value()&lt;0" style:apply-style-name="N140P1"/>
    </number:number-style>
    <number:number-style style:name="N14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3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3">
      <number:text>R$-""""""""""""""""""""""""""""""""</number:text>
      <number:number number:decimal-places="0" number:min-decimal-places="0" number:min-integer-digits="0"/>
      <style:map style:condition="value()&gt;0" style:apply-style-name="N143P0"/>
      <style:map style:condition="value()&lt;0" style:apply-style-name="N143P1"/>
    </number:number-style>
    <number:number-style style:name="N144P0" style:volatile="true">
      <number:number number:decimal-places="2" number:min-decimal-places="2" number:min-integer-digits="1" number:grouping="true"/>
      <number:text> </number:text>
    </number:number-style>
    <number:number-style style:name="N144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4P0"/>
    </number:number-style>
    <number:number-style style:name="N146P0" style:volatile="true">
      <number:number number:decimal-places="2" number:min-decimal-places="2" number:min-integer-digits="1" number:grouping="true"/>
    </number:number-style>
    <number:number-style style:name="N146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6">
      <number:text>-</number:text>
      <number:number number:decimal-places="0" number:min-decimal-places="0" number:min-integer-digits="0"/>
      <style:map style:condition="value()&gt;0" style:apply-style-name="N146P0"/>
      <style:map style:condition="value()&lt;0" style:apply-style-name="N146P1"/>
    </number:number-style>
    <number:number-style style:name="N148P0" style:volatile="true">
      <number:number number:decimal-places="0" number:min-decimal-places="0" number:min-integer-digits="1" number:grouping="true"/>
      <number:text> </number:text>
    </number:number-style>
    <number:number-style style:name="N14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8P0"/>
    </number:number-style>
    <number:number-style style:name="N149P0" style:volatile="true">
      <number:text>R$""""""""""""""""</number:text>
      <number:number number:decimal-places="0" number:min-decimal-places="0" number:min-integer-digits="1" number:grouping="true"/>
    </number:number-style>
    <number:number-style style:name="N14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number:min-decimal-places="0" number:min-integer-digits="1" number:grouping="true"/>
      <number:text> </number:text>
    </number:number-style>
    <number:number-style style:name="N15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0P0"/>
    </number:number-style>
    <number:date-style style:name="N151">
      <number:day number:style="long"/>
      <number:text>. </number:text>
      <number:month number:textual="true"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3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R$""""""""""""""""</number:text>
      <number:number number:decimal-places="2" number:min-decimal-places="2" number:min-integer-digits="1" number:grouping="true"/>
    </number:number-style>
    <number:number-style style:name="N154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4P0"/>
    </number:number-style>
    <number:time-style style:name="N155">
      <number:hours/>
      <number:text>:</number:text>
      <number:minutes number:style="long"/>
      <number:text> </number:text>
      <number:am-pm/>
    </number:time-style>
    <number:date-style style:name="N156">
      <number:day number:style="long"/>
      <number:text>. </number:text>
      <number:month number:textual="true"/>
      <number:text> </number:text>
      <number:year/>
    </number:date-style>
    <number:number-style style:name="N158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58">
      <number:text>(</number:text>
      <number:currency-symbol/>
      <number:text>\,)</number:text>
      <style:map style:condition="value()&gt;=0" style:apply-style-name="N158P0"/>
    </number:currency-style>
    <number:number-style style:name="N160P0" style:volatile="true">
      <number:text>R$"</number:text>
      <number:number number:decimal-places="0" number:min-decimal-places="0" number:min-integer-digits="0"/>
      <number:text>"</number:text>
    </number:number-style>
    <number:currency-style style:name="N16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60P0"/>
    </number:currency-style>
    <number:percentage-style style:name="N161">
      <number:number number:decimal-places="1" number:min-decimal-places="1" number:min-integer-digits="1"/>
      <number:text>%</number:text>
    </number:percentage-style>
    <number:number-style style:name="N163P0" style:volatile="true">
      <number:number number:decimal-places="2" number:min-decimal-places="2" number:min-integer-digits="1" number:grouping="true"/>
      <number:text> </number:text>
    </number:number-style>
    <number:number-style style:name="N16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63">
      <number:text>-</number:text>
      <number:number number:decimal-places="0" number:min-decimal-places="0" number:min-integer-digits="0"/>
      <number:text> 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number number:min-integer-digits="1"/>
    </number:number-style>
    <number:number-style style:name="N164P1" style:volatile="true">
      <number:number number:min-integer-digits="1"/>
    </number:number-style>
    <number:number-style style:name="N164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64P0"/>
      <style:map style:condition="value()&lt;0" style:apply-style-name="N164P1"/>
    </number:number-style>
    <number:number-style style:name="N166P0" style:volatile="true">
      <number:number number:decimal-places="0" number:min-decimal-places="0" number:min-integer-digits="1" number:grouping="true"/>
      <number:text> </number:text>
    </number:number-style>
    <number:number-style style:name="N166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66">
      <number:text>- 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number:number number:min-integer-digits="1"/>
    </number:number-style>
    <number:number-style style:name="N167P1" style:volatile="true">
      <number:number number:min-integer-digits="1"/>
    </number:number-style>
    <number:number-style style:name="N167">
      <number:text>- DM""""""""""""""""""""""""""""""""""""""""""""""""""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R$""""""""""""""""""""""""""""""""""""""""""""""""""</number:text>
    </number:number-style>
    <number:number-style style:name="N169">
      <number:text>(R$""""""""""""""""""""""""""""""""""""""""""""""""""</number:text>
      <style:map style:condition="value()&gt;=0" style:apply-style-name="N169P0"/>
    </number:number-style>
    <number:number-style style:name="N170P0" style:volatile="true">
      <number:text>R$""""""""""""""""""""""""""""""""""""""""""""""""""</number:text>
    </number:number-style>
    <number:number-style style:name="N170">
      <style:text-properties fo:color="#ff0000"/>
      <number:text>(R$""""""""""""""""""""""""""""""""""""""""""""""""""</number:text>
      <style:map style:condition="value()&gt;=0" style:apply-style-name="N170P0"/>
    </number:number-style>
    <number:number-style style:name="N172P0" style:volatile="true">
      <number:text>R$""""""""""""""""""""""""""""""""""""""""""""""""""</number:text>
    </number:number-style>
    <number:number-style style:name="N172P1" style:volatile="true">
      <number:text>R$(""""""""""""""""""""""""""""""""""""""""""""""""""</number:text>
    </number:number-style>
    <number:number-style style:name="N172">
      <number:text>R$-""""""""""""""""""""""""""""""""""""""""""""""""""</number:text>
      <style:map style:condition="value()&gt;0" style:apply-style-name="N172P0"/>
      <style:map style:condition="value()&lt;0" style:apply-style-name="N172P1"/>
    </number:number-style>
    <number:date-style style:name="N173">
      <number:month number:style="long"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style:font-name="Arial3"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2-02">00/00/0000</text:date></text:span><text:span text:style-name="MT2"><text:s/>- </text:span><text:span text:style-name="MT2"><text:time style:data-style-name="N2" text:time-value="14:29:43.085271147">00:00:00</text:time></text:span><text:span text:style-name="MT2"><text:s/></text:span></text:p>
        </style:region-center>
        <style:region-right>
          <text:p><text:span text:style-name="MT4">Ação Serviços Ibiúna Ltda. - ME</text:span></text:p>
          <text:p><text:span text:style-name="MT2">Dr. Ribas - Tel.: 3241-2808/3248-4107/99752-2528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admissões e rescisões de empregados, serão cobrados à parte.</text:span></text:p>
        </style:region-left>
        <style:region-right>
          <text:p><text:span text:style-name="MT4">Ação Cobranças S/C Ltda. - ME</text:span></text:p>
          <text:p>ribasibiuna@gmail.com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2">00/00/0000</text:date>, <text:time style:data-style-name="N2" text:time-value="14:29:43.08975524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4:59:29</meta:creation-date>
    <dc:date>2026-02-02T14:29:43.511533731</dc:date>
    <dc:language>pt-PT</dc:language>
    <meta:editing-cycles>605</meta:editing-cycles>
    <meta:editing-duration>P3DT2H31M7S</meta:editing-duration>
    <meta:print-date>2019-10-03T14:53:22.911000000</meta:print-date>
    <meta:document-statistic meta:table-count="1" meta:cell-count="57" meta:object-count="0"/>
    <meta:user-defined meta:name="Info 0"/>
    <meta:user-defined meta:name="Info 1"/>
    <meta:user-defined meta:name="Info 2"/>
    <meta:user-defined meta:name="Info 3"/>
  </office:meta>
</office:document-meta>
</file>